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f9847" officeooo:paragraph-rsid="001f9847" style:font-size-asian="12pt" style:font-size-complex="12pt"/>
    </style:style>
    <style:style style:name="P2" style:family="paragraph" style:parent-style-name="Standard">
      <style:text-properties style:font-name="Arial" fo:font-size="12pt" officeooo:rsid="0020bc4e" officeooo:paragraph-rsid="0020bc4e" style:font-size-asian="12pt" style:font-size-complex="12pt"/>
    </style:style>
    <style:style style:name="P3" style:family="paragraph" style:parent-style-name="Standard">
      <style:text-properties style:font-name="Arial" fo:font-size="12pt" officeooo:rsid="00221858" officeooo:paragraph-rsid="00221858" style:font-size-asian="12pt" style:font-size-complex="12pt"/>
    </style:style>
    <style:style style:name="P4" style:family="paragraph" style:parent-style-name="Standard">
      <style:text-properties style:font-name="Arial" fo:font-size="12pt" officeooo:rsid="00221858" officeooo:paragraph-rsid="002406f5" style:font-size-asian="12pt" style:font-size-complex="12pt"/>
    </style:style>
    <style:style style:name="P5" style:family="paragraph" style:parent-style-name="Standard">
      <style:text-properties style:font-name="Arial" fo:font-size="12pt" officeooo:rsid="002406f5" officeooo:paragraph-rsid="002570cf" style:font-size-asian="12pt" style:font-size-complex="12pt"/>
    </style:style>
    <style:style style:name="P6" style:family="paragraph" style:parent-style-name="Standard">
      <style:text-properties style:font-name="Arial" fo:font-size="12pt" officeooo:rsid="002406f5" officeooo:paragraph-rsid="002d7751" style:font-size-asian="12pt" style:font-size-complex="12pt"/>
    </style:style>
    <style:style style:name="P7" style:family="paragraph" style:parent-style-name="Standard">
      <style:text-properties style:font-name="Arial" fo:font-size="12pt" style:text-underline-style="none" officeooo:rsid="00221858" officeooo:paragraph-rsid="00221858" style:font-size-asian="12pt" style:font-size-complex="12pt"/>
    </style:style>
    <style:style style:name="P8" style:family="paragraph" style:parent-style-name="Standard">
      <style:text-properties style:font-name="Arial" fo:font-size="12pt" style:text-underline-style="none" officeooo:rsid="00221858" officeooo:paragraph-rsid="002406f5" style:font-size-asian="12pt" style:font-size-complex="12pt"/>
    </style:style>
    <style:style style:name="P9" style:family="paragraph" style:parent-style-name="Standard">
      <style:text-properties style:font-name="Arial" fo:font-size="12pt" style:text-underline-style="none" officeooo:rsid="0026536f" officeooo:paragraph-rsid="002570cf" style:font-size-asian="12pt" style:font-size-complex="12pt"/>
    </style:style>
    <style:style style:name="P10" style:family="paragraph" style:parent-style-name="Standard">
      <style:text-properties style:font-name="Arial" fo:font-size="12pt" style:text-underline-style="none" officeooo:rsid="002406f5" officeooo:paragraph-rsid="002406f5" style:font-size-asian="12pt" style:font-size-complex="12pt"/>
    </style:style>
    <style:style style:name="P11" style:family="paragraph" style:parent-style-name="Standard">
      <style:text-properties style:font-name="Arial" fo:font-size="12pt" officeooo:rsid="002406f5" officeooo:paragraph-rsid="002d7751" style:font-size-asian="12pt" style:font-size-complex="12pt"/>
    </style:style>
    <style:style style:name="P12" style:family="paragraph" style:parent-style-name="Standard">
      <style:text-properties style:font-name="Arial" fo:font-size="12pt" officeooo:rsid="002406f5" officeooo:paragraph-rsid="003b7c4f" style:font-size-asian="12pt" style:font-size-complex="12pt"/>
    </style:style>
    <style:style style:name="P13" style:family="paragraph" style:parent-style-name="Standard">
      <style:text-properties style:font-name="Arial" fo:font-size="12pt" officeooo:rsid="0035a21e" officeooo:paragraph-rsid="0035a21e" style:font-size-asian="12pt" style:font-size-complex="12pt"/>
    </style:style>
    <style:style style:name="P14" style:family="paragraph" style:parent-style-name="Standard">
      <style:text-properties style:font-name="Arial" fo:font-size="12pt" officeooo:rsid="001f9847" officeooo:paragraph-rsid="001f9847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3.97cm"/>
        </style:tab-stops>
      </style:paragraph-properties>
      <style:text-properties style:font-name="Arial" fo:font-size="12pt" officeooo:rsid="00221858" officeooo:paragraph-rsid="003d130f" style:font-size-asian="12pt" style:font-size-complex="12pt"/>
    </style:style>
    <style:style style:name="P16" style:family="paragraph" style:parent-style-name="Header">
      <style:text-properties officeooo:rsid="003e448a" officeooo:paragraph-rsid="003e448a"/>
    </style:style>
    <style:style style:name="P17" style:family="paragraph" style:parent-style-name="Header">
      <style:text-properties officeooo:paragraph-rsid="003e448a"/>
    </style:style>
    <style:style style:name="T1" style:family="text">
      <style:text-properties officeooo:rsid="001f9847"/>
    </style:style>
    <style:style style:name="T2" style:family="text">
      <style:text-properties officeooo:rsid="0020bc4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06f5"/>
    </style:style>
    <style:style style:name="T5" style:family="text">
      <style:text-properties style:text-underline-style="solid" style:text-underline-width="auto" style:text-underline-color="font-color" officeooo:rsid="002570cf"/>
    </style:style>
    <style:style style:name="T6" style:family="text">
      <style:text-properties style:text-underline-style="solid" style:text-underline-width="auto" style:text-underline-color="font-color" officeooo:rsid="00221858"/>
    </style:style>
    <style:style style:name="T7" style:family="text">
      <style:text-properties style:text-underline-style="solid" style:text-underline-width="auto" style:text-underline-color="font-color" officeooo:rsid="0026536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21858"/>
    </style:style>
    <style:style style:name="T10" style:family="text">
      <style:text-properties style:text-underline-style="none" officeooo:rsid="002406f5"/>
    </style:style>
    <style:style style:name="T11" style:family="text">
      <style:text-properties style:text-underline-style="none" officeooo:rsid="002570cf"/>
    </style:style>
    <style:style style:name="T12" style:family="text">
      <style:text-properties style:text-underline-style="none" officeooo:rsid="001f9847"/>
    </style:style>
    <style:style style:name="T13" style:family="text">
      <style:text-properties style:text-underline-style="none" officeooo:rsid="0020bc4e"/>
    </style:style>
    <style:style style:name="T14" style:family="text">
      <style:text-properties style:text-underline-style="none" officeooo:rsid="0026536f"/>
    </style:style>
    <style:style style:name="T15" style:family="text">
      <style:text-properties style:text-underline-style="none" officeooo:rsid="0035a21e"/>
    </style:style>
    <style:style style:name="T16" style:family="text">
      <style:text-properties officeooo:rsid="002570cf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style:text-underline-style="solid" style:text-underline-type="double" style:text-underline-width="auto" style:text-underline-color="font-color" officeooo:rsid="002570cf"/>
    </style:style>
    <style:style style:name="T19" style:family="text">
      <style:text-properties style:text-underline-style="solid" style:text-underline-type="double" style:text-underline-width="auto" style:text-underline-color="font-color" officeooo:rsid="0026536f"/>
    </style:style>
    <style:style style:name="T20" style:family="text">
      <style:text-properties style:text-underline-style="solid" style:text-underline-type="double" style:text-underline-width="auto" style:text-underline-color="font-color" officeooo:rsid="002406f5"/>
    </style:style>
    <style:style style:name="T21" style:family="text">
      <style:text-properties style:text-underline-style="solid" style:text-underline-type="double" style:text-underline-width="auto" style:text-underline-color="font-color" officeooo:rsid="0039e6bc"/>
    </style:style>
    <style:style style:name="T22" style:family="text">
      <style:text-properties style:text-underline-style="solid" style:text-underline-type="double" style:text-underline-width="auto" style:text-underline-color="font-color" officeooo:rsid="00221858"/>
    </style:style>
    <style:style style:name="T23" style:family="text">
      <style:text-properties style:text-underline-style="solid" style:text-underline-type="double" style:text-underline-width="auto" style:text-underline-color="font-color" officeooo:rsid="003b7c4f"/>
    </style:style>
    <style:style style:name="T24" style:family="text">
      <style:text-properties style:text-underline-style="solid" style:text-underline-type="double" style:text-underline-width="auto" style:text-underline-color="font-color" officeooo:rsid="0020bc4e"/>
    </style:style>
    <style:style style:name="T25" style:family="text">
      <style:text-properties officeooo:rsid="003e44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K = _________ <text:s text:c="11"/>FK =<text:span text:style-name="T17"> <text:s text:c="21"/></text:span></text:p>
      <text:p text:style-name="P1"/>
      <text:p text:style-name="P1">Kunde : <text:span text:style-name="T16">{</text:span>[<text:span text:style-name="T3">KundenID : </text:span><text:span text:style-name="T5">n</text:span><text:span text:style-name="T3">umber</text:span>, Vorname : <text:span text:style-name="T16">v</text:span>archar2(20), Name : <text:span text:style-name="T16">v</text:span>archar2(20), Strasse : <text:span text:style-name="T16">v</text:span>archar2(20),HausNr : <text:span text:style-name="T16">n</text:span>umber, PLZ : <text:span text:style-name="T16">n</text:span>umber, Stadt : <text:span text:style-name="T16">v</text:span>archar2(20<text:span text:style-name="T2">)</text:span>]<text:span text:style-name="T16">}</text:span></text:p>
      <text:p text:style-name="P2"/>
      <text:p text:style-name="P2">Liste : <text:span text:style-name="T16">{</text:span>[<text:span text:style-name="T3">ListenNr : </text:span><text:span text:style-name="T5">n</text:span><text:span text:style-name="T3">umber, Bauteil : </text:span><text:span text:style-name="T5">v</text:span><text:span text:style-name="T3">archar2(20)</text:span>,<text:span text:style-name="T17"> erstelltvon : </text:span><text:span text:style-name="T18">n</text:span><text:span text:style-name="T17">umber,</text:span> Eigenschaft : <text:span text:style-name="T16">v</text:span>archar2(20),<text:span text:style-name="T1"> Strasse : varchar2(20),HausNr : number, PLZ : number, Stadt : varchar2(20</text:span>)<text:span text:style-name="T1">]}</text:span></text:p>
      <text:p text:style-name="P2"/>
      <text:p text:style-name="P2">PC : <text:span text:style-name="T16">{</text:span>[<text:span text:style-name="T3">PCId : </text:span><text:span text:style-name="T5">n</text:span><text:span text:style-name="T3">umber,</text:span><text:span text:style-name="T8"> </text:span><text:span text:style-name="T17">ListenNr : </text:span><text:span text:style-name="T18">n</text:span><text:span text:style-name="T17">umber</text:span><text:span text:style-name="T8">, </text:span><text:span text:style-name="T9">BestellNr : </text:span><text:span text:style-name="T11">n</text:span><text:span text:style-name="T9">umber</text:span><text:span text:style-name="T8">]</text:span><text:span text:style-name="T11">}</text:span></text:p>
      <text:p text:style-name="P3"/>
      <text:p text:style-name="P15"><text:span text:style-name="T8">Bestellung : </text:span><text:span text:style-name="T11">{</text:span><text:span text:style-name="T8">[</text:span><text:span text:style-name="T3">BestellNr : </text:span><text:span text:style-name="T7">n</text:span><text:span text:style-name="T3">umber</text:span><text:span text:style-name="T8">, </text:span><text:span text:style-name="T17">bestaetigtvon : </text:span><text:span text:style-name="T19">n</text:span><text:span text:style-name="T17">umber</text:span><text:span text:style-name="T11">,</text:span><text:span text:style-name="T18"> </text:span><text:span text:style-name="T24">PCId : </text:span><text:span text:style-name="T18">n</text:span><text:span text:style-name="T24">umber,</text:span><text:span text:style-name="T11"> LieferscheinNr : number, RechnungsNr : number</text:span><text:span text:style-name="T8">]</text:span><text:span text:style-name="T11">}</text:span></text:p>
      <text:p text:style-name="P7"/>
      <text:p text:style-name="P3"><text:span text:style-name="T8">Auftragsabteilung : </text:span><text:span text:style-name="T11">{</text:span><text:span text:style-name="T8">[</text:span><text:span text:style-name="T3">AbteilungsNr : </text:span><text:span text:style-name="T7">n</text:span><text:span text:style-name="T3">umber </text:span><text:span text:style-name="T8">]</text:span><text:span text:style-name="T11">}</text:span></text:p>
      <text:p text:style-name="P7"/>
      <text:p text:style-name="P3"><text:span text:style-name="T8">Fertigungsabteilung : </text:span><text:span text:style-name="T11">{</text:span><text:span text:style-name="T8">[</text:span><text:span text:style-name="T3">AbteilungsNr : </text:span><text:span text:style-name="T7">n</text:span><text:span text:style-name="T3">umber</text:span><text:span text:style-name="T8"> ]</text:span><text:span text:style-name="T11">}</text:span></text:p>
      <text:p text:style-name="P8"/>
      <text:p text:style-name="P4"><text:span text:style-name="T8">Fertigungsa</text:span><text:span text:style-name="T10">uftrag </text:span><text:span text:style-name="T8">: </text:span><text:span text:style-name="T11">{</text:span><text:span text:style-name="T8">[</text:span><text:span text:style-name="T4">AuftragsNr : </text:span><text:span text:style-name="T5">n</text:span><text:span text:style-name="T4">umber</text:span><text:span text:style-name="T10"> , </text:span><text:span text:style-name="T20">geschicktvon : </text:span><text:span text:style-name="T18">n</text:span><text:span text:style-name="T20">umber</text:span><text:span text:style-name="T10">, </text:span><text:span text:style-name="T20">empfangenvon : </text:span><text:span text:style-name="T18">n</text:span><text:span text:style-name="T20">umber</text:span><text:span text:style-name="T8">]</text:span><text:span text:style-name="T11">}</text:span></text:p>
      <text:p text:style-name="P8"/>
      <text:p text:style-name="P5"><text:span text:style-name="T8">Lieferschein : </text:span><text:span text:style-name="T11">{[</text:span><text:span text:style-name="T5">LieferscheinNr : number</text:span><text:span text:style-name="T11">, </text:span><text:span text:style-name="T21">erstelltvon : number,</text:span><text:span text:style-name="T11"> </text:span><text:span text:style-name="T12">Strasse : </text:span><text:span text:style-name="T11">v</text:span><text:span text:style-name="T12">archar2(20),HausNr : </text:span><text:span text:style-name="T11">n</text:span><text:span text:style-name="T12">umber, PLZ : </text:span><text:span text:style-name="T11">n</text:span><text:span text:style-name="T12">umber, Stadt : </text:span><text:span text:style-name="T11">v</text:span><text:span text:style-name="T12">archar2(20</text:span><text:span text:style-name="T13">)</text:span><text:span text:style-name="T12">]</text:span><text:span text:style-name="T11">}</text:span></text:p>
      <text:p text:style-name="P9"/>
      <text:p text:style-name="P12"><text:span text:style-name="T8">Rechnung : </text:span><text:span text:style-name="T11">{[</text:span><text:span text:style-name="T5">RechnungsNr : number</text:span><text:span text:style-name="T11">, </text:span><text:span text:style-name="T21">erstelltvon : number,</text:span><text:span text:style-name="T11"> Preis : </text:span><text:span text:style-name="T14">number, Steuern : number, Gesamtpreis : number, </text:span><text:span text:style-name="T15">bezahlt : number</text:span><text:span text:style-name="T11">]}</text:span></text:p>
      <text:p text:style-name="P10"/>
      <text:p text:style-name="P6"><text:span text:style-name="T8">Rechnungsposition : </text:span><text:span text:style-name="T14">{[</text:span><text:span text:style-name="T11">[</text:span><text:span text:style-name="T5">Rechnungs</text:span><text:span text:style-name="T7">Pos</text:span><text:span text:style-name="T5">Nr : number</text:span><text:span text:style-name="T11">, </text:span><text:span text:style-name="T22">Bestell</text:span><text:span text:style-name="T19">Pos</text:span><text:span text:style-name="T22">Nr : </text:span><text:span text:style-name="T19">n</text:span><text:span text:style-name="T22">umber</text:span><text:span text:style-name="T19">]</text:span><text:span text:style-name="T14">}</text:span></text:p>
      <text:p text:style-name="P10"/>
      <text:p text:style-name="P6"><text:span text:style-name="T8">Bestellposition : </text:span><text:span text:style-name="T14">{[</text:span><text:span text:style-name="T6">Bestell</text:span><text:span text:style-name="T7">Pos</text:span><text:span text:style-name="T6">Nr : </text:span><text:span text:style-name="T7">n</text:span><text:span text:style-name="T6">umber</text:span><text:span text:style-name="T9">, </text:span><text:span text:style-name="T18">Rechnungs</text:span><text:span text:style-name="T19">Pos</text:span><text:span text:style-name="T18">Nr : number</text:span><text:span text:style-name="T14">]}</text:span></text:p>
      <text:p text:style-name="P6"><text:span text:style-name="T14"/></text:p>
      <text:p text:style-name="P13"><text:span text:style-name="T14">Z</text:span><text:span text:style-name="T8">ahlung : {[</text:span><text:span text:style-name="T3">RechnungsNr : <text:s/>number,</text:span><text:span text:style-name="T8"> Betrag : number, </text:span><text:span text:style-name="T23">erstellt</text:span><text:span text:style-name="T17"> : number]</text:span><text:span text:style-name="T8">}</text:span></text:p>
      <text:p text:style-name="P13"><text:span text:style-name="T8"/></text:p>
      <text:p text:style-name="P1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e448a"/>
    </style:style>
    <style:style style:name="MP2" style:family="paragraph" style:parent-style-name="Header">
      <style:text-properties officeooo:rsid="003e448a" officeooo:paragraph-rsid="003e448a"/>
    </style:style>
    <style:style style:name="MT1" style:family="text">
      <style:text-properties officeooo:rsid="003e44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1 </text:span>relationales Schema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2:34:26.193205551</meta:creation-date>
    <dc:date>2017-04-24T11:19:50.025000000</dc:date>
    <meta:editing-duration>PT1H36M52S</meta:editing-duration>
    <meta:editing-cycles>10</meta:editing-cycles>
    <meta:generator>LibreOffice/5.1.5.2$Windows_X86_64 LibreOffice_project/7a864d8825610a8c07cfc3bc01dd4fce6a9447e5</meta:generator>
    <meta:print-date>2017-04-24T11:06:48.353000000</meta:print-date>
    <meta:document-statistic meta:table-count="0" meta:image-count="0" meta:object-count="0" meta:page-count="1" meta:paragraph-count="16" meta:word-count="179" meta:character-count="1308" meta:non-whitespace-character-count="1097"/>
  </office:meta>
</office:document-meta>
</file>